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AnnotationMethodMessageHandler.handleMatch( SimpMessageMappingInfo mapping , HandlerMethod handlerMethod , String lookupDestination , Message &lt; ? &gt; messag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impAnnotationMethodMessageHandler.getValid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AnnotationMethodMessageHandler.getHeaderInitializ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AnnotationMethodMessageHandler.getMappingComparator( final Message &lt; ? &gt;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AnnotationMethodMessageHandler.setEmbeddedValueResolver( StringValue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AnnotationMethodMessageHandler.isHandler( Class &lt; ? &gt; bea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AnnotationMethodMessageHandler.getReturnValueHandlerLog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AnnotationMethodMessageHandler.setHeaderInitializer( @ Nullable MessageHeaderInitializer headerInitializ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AnnotationMethodMessageHandler.initArgumentResolv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impAnnotationMethodMessageHandler.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AnnotationMethodMessageHandler.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AnnotationMethodMessageHandler.setMessageConverter( MessageConverter conver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AnnotationMethodMessageHandler.getMessage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AnnotationMethodMessageHandler.getMappingForMethod( Method method , Class &lt; ? &gt; handlerTyp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4">
            <text:p text:style-name="Table_20_Contents">14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SimpAnnotationMethodMessageHandler.getDirectLookupDestinations( SimpMessageMappingInfo mappin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impAnnotationMethodMessageHandler.createSubscribeMappingCondition( String [ ] destin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AnnotationMethodMessageHandler.getPath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AnnotationMethodMessageHandler.SimpAnnotationMethodMessageHandler( SubscribableChannel clientInboundChannel , MessageChannel clientOutboundChannel , SimpMessageSendingOperations brokerTempl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impAnnotationMethodMessageHandler.createExceptionHandlerMethodResolverFor( Class &lt; ? &gt; bea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AnnotationMethodMessageHandler.setValidator( @ Nullable Validator valid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AnnotationMethodMessageHandler.setPathMatcher( PathMatcher pathM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AnnotationMethodMessageHandler.setConversionService( ConversionService conversion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AnnotationMethodMessageHandler.getHandlerMethodLog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AnnotationMethodMessageHandler.appendSlashes( @ Nullable Collection &lt; String &gt; prefix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impAnnotationMethodMessageHandler.setDestinationPrefixes( @ Nullable Collection &lt; String &gt; prefix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AnnotationMethodMessageHandler.stop( Runnable callb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AnnotationMethodMessageHandler.getConversion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AnnotationMethodMessageHandler.createMessageMappingCondition( String [ ] destin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AnnotationMethodMessageHandler.getLookupDestination( @ Nullable String destinatio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impAnnotationMethodMessageHandler.getMatchingMapping( SimpMessageMappingInfo mapping , Message &lt; ? &gt;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AnnotationMethodMessageHandler.getDestination( Message &lt; ? &gt;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AnnotationMethodMessageHandler.resolveEmbeddedValuesInDestinations( String [ ] destination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impAnnotationMethodMessageHandler.initReturnValueHandl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SimpAnnotationMethodMessageHandler.isRunn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